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fo:background-color="#ffffff">
        <style:background-image/>
      </style:paragraph-properties>
      <style:text-properties fo:color="#ff3333" fo:font-size="24pt" fo:font-weight="bold" style:font-size-asian="24pt" style:font-weight-asian="bold" style:font-size-complex="24pt" style:font-weight-complex="bold"/>
    </style:style>
    <style:style style:name="P2" style:family="paragraph" style:parent-style-name="Standard">
      <style:paragraph-properties fo:text-align="center" style:justify-single-word="false" fo:background-color="#ffffff">
        <style:background-image/>
      </style:paragraph-properties>
      <style:text-properties fo:color="#ff3333" fo:font-size="20pt" fo:font-weight="bold" style:font-size-asian="20pt" style:font-weight-asian="bold" style:font-size-complex="20pt" style:font-weight-complex="bold"/>
    </style:style>
    <style:style style:name="P3" style:family="paragraph" style:parent-style-name="Standard">
      <style:paragraph-properties fo:text-align="start" style:justify-single-word="false" fo:background-color="#ffffff">
        <style:background-image/>
      </style:paragraph-properties>
      <style:text-properties fo:color="#ff3333"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fo:background-color="#ffffff">
        <style:background-image/>
      </style:paragraph-properties>
      <style:text-properties fo:color="#000000"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fo:background-color="#ffffff">
        <style:background-image/>
      </style:paragraph-properties>
      <style:text-properties fo:color="#ff3333"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fo:background-color="#ffffff">
        <style:background-image/>
      </style:paragraph-properties>
      <style:text-properties fo:color="#ff3333" fo:font-size="20pt" fo:font-weight="bold" style:font-size-asian="20pt" style:font-weight-asian="bold" style:font-size-complex="20pt" style:font-weight-complex="bold"/>
    </style:style>
    <style:style style:name="P7" style:family="paragraph" style:parent-style-name="Standard">
      <style:paragraph-properties fo:text-align="start" style:justify-single-word="false" fo:background-color="#ffffff">
        <style:background-image/>
      </style:paragraph-properties>
      <style:text-properties fo:color="#000000" fo:font-size="14pt"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RBINO</text:p>
      <text:p text:style-name="P5">-Palazzo ducale</text:p>
      <text:p text:style-name="P5">-Casa di Raffaello</text:p>
      <text:p text:style-name="P5">-Città rinascimentale</text:p>
      <text:p text:style-name="P5"/>
      <text:p text:style-name="P2">Palazzo ducale</text:p>
      <text:p text:style-name="P3"/>
      <text:p text:style-name="P4">Situato al fianco della cattedrale il palazzo ducale è uno dei più interessanti esempi architettonici e artistici dell'intero rinascimento italiano.</text:p>
      <text:p text:style-name="P4">Fu ristrutturato da Federico de Montefeltro nella seconda metà del XV secolo.</text:p>
      <text:p text:style-name="P4">Prima dell'intervento di Federico, l'edificio era un semplice palazzo sul colle meridionale. Grazie all'azione del mecenate, la costruzione fece di Urbino “ la città del principe”. </text:p>
      <text:p text:style-name="P4"/>
      <text:p text:style-name="P4">Nella sua prima fase di costruzione il palazzo venne ampliato da Maso di Bartolomeo che costruì il palazzetto della Jole, a tre piani e in stile austero.</text:p>
      <text:p text:style-name="P4"/>
      <text:p text:style-name="P4">Dopo la vittoria di Cesano e l'acquisizione di Fano e Senigallia(1463) aumentarono le entrate di Federico. In quel periodo il progetto del palazzo venne assegnato ad un nuovo architetto, ovvero Luciano Laurana. Questo ingegnere fu forse suggerito al duca da <text:s/>Leon Battista Alberti. Egli aveva l'intenzione di superare tutte le residenze principesche d'Italia.</text:p>
      <text:p text:style-name="P4">Fulcro del nuovo assetto fu il vasto cortile porticato. Altre costruzioni furono inoltre lo Scalone d'onore, la Biblioteca, la Sala degli Angeli, la Sala delle Udienze, le Soprallogge, la zona sacra con lo studiolo e le cappelline.</text:p>
      <text:p text:style-name="P4"/>
      <text:p text:style-name="P4">Nella terza fase di costruzione, i lavori del palazzo furono seguiti da Francesco di Giorgio Martini che inizio un nuovo sviluppo. Costui completo ampie porzioni del palazzo, termino la facciata “L”, curo gli spazi privati, gli impianti idrici, le logge, la Terrazza del Gallo, il Bagno del Duca, il giardino pensile e forse il secondo piano del cortile. Straordinarie furono quindi le sue invenzioni. Questo architetto ebbe infatti uno straordinario senso pittorico. <text:s/></text:p>
      <text:p text:style-name="P2"/>
      <text:p text:style-name="P2">Casa di Raffaello</text:p>
      <text:p text:style-name="P4">Qui Raffaello trascorse gli anni della sua infanzia giovanile.</text:p>
      <text:p text:style-name="P4">L'edificio venne acquistato nel 1635 dall'architetto Muzio Oddi e parzialmente ristrutturata. </text:p>
      <text:p text:style-name="P4">Nel 1873 la casa viene acquistata dall'accademia di Raffaello che ne fece la propria sede e contribuì al recupero della struttura arricchendola nel tempo di importanti donazioni </text:p>
      <text:p text:style-name="P4"/>
      <text:p text:style-name="P2"><text:soft-page-break/>Città rinascimentale</text:p>
      <text:p text:style-name="P4">La storia dell'Urbino artistica che oggi conosciamo cominciò nel 1375, quando i Montefeltro ripresero il dominio di Gubbio, di Cagli e di Montefeltro creando così lo stato di Urbino. Prima di questa data, Urbino non era che un semplice comune medievale. Nel 1396, Antonio, un importante conte dei Montefeltro emanò una serie di leggi, le “ Constitutiones appellationum “ che sancivano i principali poteri del principe. </text:p>
      <text:p text:style-name="P4"/>
      <text:p text:style-name="P4">Nel 1444, in seguito a una crescita economica, Urbino passò da principato a Signoria di cui il primo Signore fu Federico de Montefeltro.</text:p>
      <text:p text:style-name="P4">Una volta salito al potere, Federico diede prova della sua grande abilità diplomatica, stringendo alleanze con il Regno di Napoli, con lo Stato Pontificio e con la Signoria degli Sforza a Milano. Ricevette inoltre varie onorificenze al di fuori dell'Italia come l'ordine della giarrettiera dal re d'Inghilterra, dell'ermellino da Ferdinando d'Aragona e, nel <text:s/>1474, il titolo di Duca del Papa.</text:p>
      <text:p text:style-name="P4">Tutti questi importanti incarichi giovarono a Federico e alla sua Signoria enormi guadagni. Fu grazie a questi guadagni che Federico pote <text:s/>perfezionare l' attrezzatura militare e civile dello Stato: grazie alle immense entrate economiche Federico riusci a costruirsi l'attuale Palazzo Ducale, uno dei monumenti più famosi, spendendo però 200 000 scudi.</text:p>
      <text:p text:style-name="P4"><text:s/>Sempre in tale periodo vennero chiamati a Urbino moltissimi artisti che trasformarono lo Stato in uno dei centri artistici più importanti del rinascimento.</text:p>
      <text:p text:style-name="P4"/>
      <text:p text:style-name="P4">Dopo la morte di Federico nel 1482, il potere passò a Guidubaldo che continuò a chiamare letterati e artisti ispirandosi a ciò che aveva fatto il suo predecessore.</text:p>
      <text:p text:style-name="P4">A Urbino arrivarono <text:s/>i Medici, che erano stati esiliati da Firenze, il Cardinal Dovizi <text:s/>di Bibbiena, autore della prima opera in volgare rappresentata in Italia.</text:p>
      <text:p text:style-name="P4">Venne inoltre istituito il Collegio dei Dottori ( 1502 ) riconosciuto da papa Giulio II da cui avrà origine la Libera Università degli Studi.</text:p>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2T15:58:45.69</meta:creation-date>
    <dc:date>2014-05-03T08:20:05.13</dc:date>
    <meta:editing-duration>PT51M23S</meta:editing-duration>
    <meta:editing-cycles>2</meta:editing-cycles>
    <meta:generator>OpenOffice/4.0.1$Win32 OpenOffice.org_project/401m5$Build-9714</meta:generator>
    <meta:document-statistic meta:table-count="0" meta:image-count="0" meta:object-count="0" meta:page-count="2" meta:paragraph-count="25" meta:word-count="609" meta:character-count="3983"/>
  </office:meta>
</office:document-meta>
</file>